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 Semibold2" svg:font-family="'Segoe UI Semibold'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 Semibold1" svg:font-family="'Segoe UI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23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8pt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26pt"/>
    </style:style>
    <style:style style:name="P5" style:family="paragraph">
      <loext:graphic-properties draw:fill="none" draw:fill-color="#ffffff"/>
      <style:paragraph-properties fo:text-align="center"/>
      <style:text-properties style:font-name="Segoe UI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/>
      <style:text-properties fo:font-size="36pt"/>
    </style:style>
    <style:style style:name="P7" style:family="paragraph">
      <loext:graphic-properties draw:fill="none" draw:fill-color="#ffffff"/>
      <style:paragraph-properties fo:text-align="center"/>
      <style:text-properties style:font-name="Segoe UI Semibold" fo:font-size="36pt" style:font-size-asian="36pt" style:font-size-complex="36pt"/>
    </style:style>
    <style:style style:name="P8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9" style:family="paragraph">
      <style:paragraph-properties fo:text-align="start"/>
      <style:text-properties fo:font-size="26pt"/>
    </style:style>
    <style:style style:name="T1" style:family="text">
      <style:text-properties style:font-name="Segoe UI Semibold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style:font-name="Segoe UI" fo:font-size="32pt" style:text-underline-style="none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 Semibold" fo:font-size="36pt" style:font-size-asian="36pt" style:font-size-complex="36pt"/>
    </style:style>
    <style:style style:name="T6" style:family="text">
      <style:text-properties style:font-name="Segoe UI" fo:font-size="34pt" fo:font-weight="bold" style:font-size-asian="34pt" style:font-weight-asian="bold" style:font-size-complex="34pt" style:font-weight-complex="bold"/>
    </style:style>
    <style:style style:name="T7" style:family="text">
      <style:text-properties style:font-name="Segoe UI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Segoe UI Semibold" fo:font-size="20pt" fo:font-weight="bold" style:font-size-asian="20pt" style:font-weight-asian="bold" style:font-size-complex="20pt" style:font-weight-complex="bold"/>
    </style:style>
    <style:style style:name="T9" style:family="text">
      <style:text-properties style:font-name="Segoe UI Semibold2" fo:font-size="20pt" fo:font-weight="bold" style:font-name-asian="Segoe UI Semibold2" style:font-size-asian="20pt" style:font-weight-asian="bold" style:font-name-complex="Segoe UI Semibold2" style:font-size-complex="20pt" style:font-weight-complex="bold"/>
    </style:style>
    <style:style style:name="T10" style:family="text">
      <style:text-properties style:font-name="Segoe UI Semibold" fo:font-size="20pt" fo:font-weight="bold" style:font-name-asian="Segoe UI Semibold2" style:font-size-asian="20pt" style:font-weight-asian="bold" style:font-name-complex="Segoe UI Semibold2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78cm" svg:y="0.508cm">
          <draw:text-box>
            <text:p text:style-name="P1"><text:span text:style-name="T1">HYMN #818</text:span></text:p>
            <text:p text:style-name="P1"><text:span text:style-name="T2">“</text:span><text:span text:style-name="T2">In Thee Is Gladnes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3" draw:text-style-name="P5" draw:layer="layout" svg:width="24.384cm" svg:height="7.011cm" svg:x="1.778cm" svg:y="0.508cm">
          <draw:text-box>
            <text:p text:style-name="P4"><text:span text:style-name="T3">1. </text:span><text:span text:style-name="T4">In Thee is gladness amid all sadness,</text:span></text:p>
            <text:p text:style-name="P4"><text:span text:style-name="T4">Jesus, sunshine of my heart!</text:span></text:p>
            <text:p text:style-name="P4"><text:span text:style-name="T4">By Thee are given The gifts of heaven,</text:span></text:p>
            <text:p text:style-name="P4"><text:span text:style-name="T4">Thou the true Redeemer ar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>
        <draw:frame draw:style-name="gr3" draw:text-style-name="P5" draw:layer="layout" svg:width="24.384cm" svg:height="7.011cm" svg:x="1.778cm" svg:y="0.508cm">
          <draw:text-box>
            <text:p text:style-name="P4"><text:span text:style-name="T4">Our souls Thou wakest;</text:span></text:p>
            <text:p text:style-name="P4"><text:span text:style-name="T4">Our bonds thou breakest.</text:span></text:p>
            <text:p text:style-name="P4"><text:span text:style-name="T4">Who trusts Thee surely has built securely and stands forever: 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0">
        <draw:frame draw:style-name="gr3" draw:text-style-name="P7" draw:layer="layout" svg:width="24.384cm" svg:height="7.011cm" svg:x="1.778cm" svg:y="0.487cm">
          <draw:text-box>
            <text:p text:style-name="P6"><text:span text:style-name="T4">Our hearts are pining</text:span></text:p>
            <text:p text:style-name="P6"><text:span text:style-name="T4">to see Thy shining,</text:span></text:p>
            <text:p text:style-name="P6"><text:span text:style-name="T4">Dying or living, To Thee are cleaving,</text:span></text:p>
            <text:p text:style-name="P6"><text:span text:style-name="T4">Naught can us sever: Alleluia!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0">
        <draw:frame draw:style-name="gr3" draw:text-style-name="P8" draw:layer="layout" svg:width="24.384cm" svg:height="7.011cm" svg:x="1.847cm" svg:y="0.441cm">
          <draw:text-box>
            <text:p text:style-name="P4"><text:span text:style-name="T3">2. </text:span><text:span text:style-name="T4">Since He is ours, We fear no powers,</text:span></text:p>
            <text:p text:style-name="P4"><text:span text:style-name="T4">Not of earth nor sin nor death.</text:span></text:p>
            <text:p text:style-name="P4"><text:span text:style-name="T4">He sees and blesses in worst distresses;</text:span></text:p>
            <text:p text:style-name="P4"><text:span text:style-name="T4">He can change them with a breat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0">
        <draw:frame draw:style-name="gr4" draw:text-style-name="P8" draw:layer="layout" svg:width="25.146cm" svg:height="7.011cm" svg:x="1.386cm" svg:y="0.51cm">
          <draw:text-box>
            <text:p text:style-name="P4"><text:span text:style-name="T4">Wherefore the story - Tell of His glory With hearts and voices;</text:span></text:p>
            <text:p text:style-name="P4"><text:span text:style-name="T4">All heav’n rejoices</text:span></text:p>
            <text:p text:style-name="P4"><text:span text:style-name="T4">In Him forever: 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1T0">
        <draw:frame draw:style-name="gr5" draw:text-style-name="P8" draw:layer="layout" svg:width="25.908cm" svg:height="11.613cm" svg:x="1.016cm" svg:y="0.456cm">
          <draw:text-box>
            <text:p text:style-name="P4"><text:span text:style-name="T6">We shout for gladness, Triumph o'er sadness,</text:span></text:p>
            <text:p text:style-name="P4"><text:span text:style-name="T4">Love Him and praise Him</text:span></text:p>
            <text:p text:style-name="P4"><text:span text:style-name="T4">And still shall raise Him</text:span></text:p>
            <text:p text:style-name="P4"><text:span text:style-name="T4">Glad hymns forever: Alleluia!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8">Text and Tune: Public Domain</text:span></text:p>
            <text:p text:style-name="P9"><text:span text:style-name="T8">Setting: </text:span><text:span text:style-name="T9">©</text:span><text:span text:style-name="T10"> 1956 Barenreiter</text:span><text:span text:style-name="T8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 Semibold2" svg:font-family="'Segoe UI Semibold'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 Semibold1" svg:font-family="'Segoe UI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5T12:08:31.323000000</meta:creation-date>
    <dc:title>Blue template</dc:title>
    <meta:editing-duration>PT13M17S</meta:editing-duration>
    <meta:editing-cycles>6</meta:editing-cycles>
    <meta:generator>LibreOffice/6.1.5.2$Windows_X86_64 LibreOffice_project/90f8dcf33c87b3705e78202e3df5142b201bd805</meta:generator>
    <dc:date>2019-04-25T11:35:27.091000000</dc:date>
    <meta:document-statistic meta:object-count="42"/>
  </office:meta>
</office:document-meta>
</file>